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5332a" officeooo:paragraph-rsid="0005332a"/>
    </style:style>
    <style:style style:name="P2" style:family="paragraph" style:parent-style-name="Standard">
      <style:text-properties officeooo:rsid="0005332a" officeooo:paragraph-rsid="000c2a9a"/>
    </style:style>
    <style:style style:name="P3" style:family="paragraph" style:parent-style-name="Standard">
      <style:text-properties officeooo:rsid="0005332a" officeooo:paragraph-rsid="00153647"/>
    </style:style>
    <style:style style:name="P4" style:family="paragraph" style:parent-style-name="Standard">
      <style:text-properties officeooo:rsid="0005332a" officeooo:paragraph-rsid="0019a003"/>
    </style:style>
    <style:style style:name="P5" style:family="paragraph" style:parent-style-name="Standard">
      <style:text-properties style:font-name="FreeMono" fo:font-size="10pt" officeooo:rsid="0005332a" officeooo:paragraph-rsid="00084805" style:font-size-asian="10pt" style:font-size-complex="10pt"/>
    </style:style>
    <style:style style:name="P6" style:family="paragraph" style:parent-style-name="Standard">
      <style:paragraph-properties fo:line-height="150%"/>
      <style:text-properties style:font-name="FreeMono" fo:font-size="10pt" officeooo:rsid="0005332a" officeooo:paragraph-rsid="0009502d" style:font-size-asian="10pt" style:font-size-complex="10pt"/>
    </style:style>
    <style:style style:name="P7" style:family="paragraph" style:parent-style-name="Standard">
      <style:paragraph-properties fo:line-height="150%"/>
      <style:text-properties style:font-name="FreeMono" fo:font-size="10pt" officeooo:rsid="0005332a" officeooo:paragraph-rsid="000c2a9a" style:font-size-asian="10pt" style:font-size-complex="10pt"/>
    </style:style>
    <style:style style:name="P8" style:family="paragraph" style:parent-style-name="Standard">
      <style:paragraph-properties fo:line-height="150%"/>
      <style:text-properties style:font-name="FreeMono" fo:font-size="10pt" officeooo:rsid="0005332a" officeooo:paragraph-rsid="000f99a6" style:font-size-asian="10pt" style:font-size-complex="10pt"/>
    </style:style>
    <style:style style:name="P9" style:family="paragraph" style:parent-style-name="Standard">
      <style:paragraph-properties fo:line-height="150%"/>
      <style:text-properties style:font-name="FreeMono" fo:font-size="10pt" officeooo:rsid="0005332a" officeooo:paragraph-rsid="00153647" style:font-size-asian="10pt" style:font-size-complex="10pt"/>
    </style:style>
    <style:style style:name="P10" style:family="paragraph" style:parent-style-name="Standard">
      <style:paragraph-properties fo:line-height="150%"/>
      <style:text-properties style:font-name="FreeMono" fo:font-size="10pt" officeooo:rsid="0005332a" officeooo:paragraph-rsid="0019a003" style:font-size-asian="10pt" style:font-size-complex="10pt"/>
    </style:style>
    <style:style style:name="P11" style:family="paragraph" style:parent-style-name="Standard">
      <style:paragraph-properties fo:line-height="150%"/>
      <style:text-properties style:font-name="FreeMono" fo:font-size="10pt" officeooo:rsid="0016cf2b" officeooo:paragraph-rsid="0016cf2b" style:font-size-asian="10pt" style:font-size-complex="10pt"/>
    </style:style>
    <style:style style:name="P12" style:family="paragraph" style:parent-style-name="Standard">
      <style:paragraph-properties fo:line-height="150%"/>
      <style:text-properties style:font-name="FreeMono" fo:font-size="10pt" officeooo:rsid="0016cf2b" officeooo:paragraph-rsid="0019a003" style:font-size-asian="10pt" style:font-size-complex="10pt"/>
    </style:style>
    <style:style style:name="P13" style:family="paragraph" style:parent-style-name="Standard">
      <style:paragraph-properties fo:line-height="150%"/>
      <style:text-properties style:font-name="FreeMono" fo:font-size="10pt" officeooo:rsid="0009502d" officeooo:paragraph-rsid="000c2a9a" style:font-size-asian="10pt" style:font-size-complex="10pt"/>
    </style:style>
    <style:style style:name="P14" style:family="paragraph" style:parent-style-name="Standard">
      <style:paragraph-properties fo:line-height="150%"/>
      <style:text-properties style:font-name="FreeMono" fo:font-size="10pt" fo:font-weight="normal" officeooo:rsid="0009502d" officeooo:paragraph-rsid="0015e2ab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FreeMono" fo:font-size="10pt" fo:font-weight="normal" officeooo:rsid="00084805" officeooo:paragraph-rsid="0015e2ab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FreeMono" fo:font-size="10pt" fo:font-weight="normal" officeooo:rsid="00084805" officeooo:paragraph-rsid="0005332a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FreeMono" fo:font-size="10pt" fo:font-weight="normal" officeooo:rsid="00084805" officeooo:paragraph-rsid="00153647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FreeMono" fo:font-size="10pt" fo:font-weight="normal" officeooo:rsid="00084805" officeooo:paragraph-rsid="000faf1b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line-height="150%"/>
      <style:text-properties style:font-name="FreeMono" fo:font-size="10pt" fo:font-weight="bold" officeooo:rsid="0005332a" officeooo:paragraph-rsid="0019a003" style:font-size-asian="10pt" style:font-weight-asian="bold" style:font-size-complex="10pt" style:font-weight-complex="bold"/>
    </style:style>
    <style:style style:name="P20" style:family="paragraph" style:parent-style-name="Standard">
      <style:text-properties officeooo:rsid="000c2a9a" officeooo:paragraph-rsid="000c2a9a"/>
    </style:style>
    <style:style style:name="P21" style:family="paragraph" style:parent-style-name="Standard">
      <style:text-properties officeooo:rsid="000c2a9a" officeooo:paragraph-rsid="000faf1b"/>
    </style:style>
    <style:style style:name="P22" style:family="paragraph" style:parent-style-name="Standard">
      <style:text-properties officeooo:rsid="000f99a6" officeooo:paragraph-rsid="0015e2ab"/>
    </style:style>
    <style:style style:name="P23" style:family="paragraph" style:parent-style-name="Standard">
      <style:text-properties officeooo:rsid="0016cf2b" officeooo:paragraph-rsid="0016cf2b"/>
    </style:style>
    <style:style style:name="P24" style:family="paragraph" style:parent-style-name="Standard">
      <style:text-properties officeooo:rsid="0016cf2b" officeooo:paragraph-rsid="0019a003"/>
    </style:style>
    <style:style style:name="P25" style:family="paragraph" style:parent-style-name="Standard">
      <style:text-properties fo:font-weight="bold" officeooo:rsid="0016cf2b" officeooo:paragraph-rsid="0016cf2b" style:font-weight-asian="bold" style:font-weight-complex="bold"/>
    </style:style>
    <style:style style:name="P26" style:family="paragraph" style:parent-style-name="Standard">
      <style:text-properties fo:font-weight="bold" officeooo:rsid="0016cf2b" officeooo:paragraph-rsid="0019a003" style:font-weight-asian="bold" style:font-weight-complex="bold"/>
    </style:style>
    <style:style style:name="P27" style:family="paragraph" style:parent-style-name="Standard">
      <style:text-properties fo:font-weight="bold" officeooo:rsid="0015e2ab" officeooo:paragraph-rsid="0015e2ab" style:font-weight-asian="bold" style:font-weight-complex="bold"/>
    </style:style>
    <style:style style:name="P28" style:family="paragraph" style:parent-style-name="Standard">
      <style:text-properties fo:font-weight="normal" officeooo:rsid="000f99a6" officeooo:paragraph-rsid="000f99a6" style:font-weight-asian="normal" style:font-weight-complex="normal"/>
    </style:style>
    <style:style style:name="P29" style:family="paragraph" style:parent-style-name="Standard">
      <style:text-properties fo:font-weight="normal" officeooo:rsid="0019a003" officeooo:paragraph-rsid="0019a003" style:font-weight-asian="normal" style:font-weight-complex="normal"/>
    </style:style>
    <style:style style:name="P30" style:family="paragraph" style:parent-style-name="Standard">
      <style:text-properties officeooo:rsid="00153647" officeooo:paragraph-rsid="00153647"/>
    </style:style>
    <style:style style:name="P31" style:family="paragraph" style:parent-style-name="Standard">
      <style:paragraph-properties fo:line-height="150%"/>
      <style:text-properties style:font-name="Liberation Serif1" fo:font-size="10pt" officeooo:rsid="001bdd09" officeooo:paragraph-rsid="001bdd09" style:font-size-asian="10pt" style:font-size-complex="10pt"/>
    </style:style>
    <style:style style:name="P32" style:family="paragraph" style:parent-style-name="Standard">
      <style:paragraph-properties fo:break-before="page"/>
      <style:text-properties fo:font-weight="bold" officeooo:rsid="0016cf2b" officeooo:paragraph-rsid="0016cf2b" style:font-weight-asian="bold" style:font-weight-complex="bold"/>
    </style:style>
    <style:style style:name="P33" style:family="paragraph" style:parent-style-name="Standard">
      <style:text-properties fo:font-weight="normal" officeooo:rsid="0020ddb2" officeooo:paragraph-rsid="0020ddb2" style:font-weight-asian="normal" style:font-weight-complex="normal"/>
    </style:style>
    <style:style style:name="P34" style:family="paragraph" style:parent-style-name="Standard">
      <style:text-properties fo:font-weight="bold" officeooo:rsid="00222888" officeooo:paragraph-rsid="00222888" style:font-weight-asian="bold" style:font-weight-complex="bold"/>
    </style:style>
    <style:style style:name="P35" style:family="paragraph" style:parent-style-name="Standard">
      <style:paragraph-properties fo:line-height="150%"/>
      <style:text-properties officeooo:rsid="0016cf2b" officeooo:paragraph-rsid="0016cf2b"/>
    </style:style>
    <style:style style:name="P36" style:family="paragraph" style:parent-style-name="Standard">
      <style:paragraph-properties fo:text-align="center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222888" officeooo:paragraph-rsid="00222888" style:font-weight-asian="bold" style:font-weight-complex="bold"/>
    </style:style>
    <style:style style:name="T1" style:family="text">
      <style:text-properties officeooo:rsid="0006c18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4805" style:font-weight-asian="bold" style:font-weight-complex="bold"/>
    </style:style>
    <style:style style:name="T4" style:family="text">
      <style:text-properties fo:font-weight="bold" officeooo:rsid="000ac356" style:font-weight-asian="bold" style:font-weight-complex="bold"/>
    </style:style>
    <style:style style:name="T5" style:family="text">
      <style:text-properties fo:font-weight="bold" officeooo:rsid="0015e2ab" style:font-weight-asian="bold" style:font-weight-complex="bold"/>
    </style:style>
    <style:style style:name="T6" style:family="text">
      <style:text-properties fo:font-weight="bold" officeooo:rsid="0019a003" style:font-weight-asian="bold" style:font-weight-complex="bold"/>
    </style:style>
    <style:style style:name="T7" style:family="text">
      <style:text-properties officeooo:rsid="00084805"/>
    </style:style>
    <style:style style:name="T8" style:family="text">
      <style:text-properties officeooo:rsid="0009502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9502d" style:font-weight-asian="normal" style:font-weight-complex="normal"/>
    </style:style>
    <style:style style:name="T11" style:family="text">
      <style:text-properties fo:font-weight="normal" officeooo:rsid="00084805" style:font-weight-asian="normal" style:font-weight-complex="normal"/>
    </style:style>
    <style:style style:name="T12" style:family="text">
      <style:text-properties fo:font-weight="normal" officeooo:rsid="00153647" style:font-weight-asian="normal" style:font-weight-complex="normal"/>
    </style:style>
    <style:style style:name="T13" style:family="text">
      <style:text-properties fo:font-weight="normal" officeooo:rsid="0019a003" style:font-weight-asian="normal" style:font-weight-complex="normal"/>
    </style:style>
    <style:style style:name="T14" style:family="text">
      <style:text-properties officeooo:rsid="0019a003"/>
    </style:style>
    <style:style style:name="T15" style:family="text">
      <style:text-properties officeooo:rsid="001dc71e"/>
    </style:style>
    <style:style style:name="T16" style:family="text">
      <style:text-properties style:font-name="FreeMono" fo:font-size="10pt" style:font-size-asian="10pt" style:font-size-complex="10pt"/>
    </style:style>
    <style:style style:name="T17" style:family="text">
      <style:text-properties style:font-name="FreeMono" fo:font-size="10pt" officeooo:rsid="0009502d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Presurgical MRI data processing</text:p>
      <text:p text:style-name="P34"/>
      <text:p text:style-name="P27">1. Open the following location on NEF:</text:p>
      <text:p text:style-name="P27"/>
      <text:p text:style-name="P14">sftp://nef-devel/data/athena/user/monno/connectc/</text:p>
      <text:p text:style-name="P15"/>
      <text:p text:style-name="P15"/>
      <text:p text:style-name="P15"/>
      <text:p text:style-name="P22"><text:span text:style-name="T5">2</text:span><text:span text:style-name="T2">. Create a directory for the new Patient on NEF</text:span><text:span text:style-name="T9">. We will call it Patient 1:</text:span></text:p>
      <text:p text:style-name="P28"/>
      <text:p text:style-name="P8"><text:span text:style-name="T10">sftp://nef-devel/data/athena/user/monno/connectc/</text:span><text:span text:style-name="T9">patient0</text:span><text:span text:style-name="T11">1</text:span></text:p>
      <text:p text:style-name="P16"/>
      <text:p text:style-name="P33">Note that the directory name can be composed of letters, digits, or the ‘-’ character for a separation. Don’t use other characters.</text:p>
      <text:p text:style-name="P33"/>
      <text:p text:style-name="P30">Then, create a subdirectory for storing DICOM files:</text:p>
      <text:p text:style-name="P3"/>
      <text:p text:style-name="P9"><text:span text:style-name="T10">sftp://nef-devel/data/athena/user/monno/connectc/</text:span><text:span text:style-name="T9">patient0</text:span><text:span text:style-name="T11">1/</text:span><text:span text:style-name="T12">dicom</text:span></text:p>
      <text:p text:style-name="P17"/>
      <text:p text:style-name="P16"/>
      <text:p text:style-name="P16"/>
      <text:p text:style-name="P1"><text:span text:style-name="T5">3</text:span><text:span text:style-name="T2">. Copy DICOM images from </text:span><text:span text:style-name="T4">CD </text:span><text:span text:style-name="T2">disks </text:span><text:span text:style-name="T3">to NEF</text:span>, respecting the structure of directories <text:span text:style-name="T7">as in the example below</text:span>:</text:p>
      <text:p text:style-name="P1"/>
      <text:p text:style-name="P6"><text:span text:style-name="T8">sftp://nef-devel/data/athena/user/monno/connectc/</text:span>patient0<text:span text:style-name="T7">1</text:span>/dicom/cd1/IMAGES/</text:p>
      <text:p text:style-name="P6"><text:span text:style-name="T8">sftp://nef-devel/data/athena/user/monno/connectc/</text:span>patient0<text:span text:style-name="T7">1</text:span>/dicom/cd2/IMAGES/</text:p>
      <text:p text:style-name="P6"><text:span text:style-name="T8">sftp://nef-devel/data/athena/user/monno/connectc/</text:span>patient0<text:span text:style-name="T7">1</text:span>/dicom/cd<text:span text:style-name="T7">3</text:span>/IMAGES/</text:p>
      <text:p text:style-name="P5"/>
      <text:p text:style-name="P1">Note that the “IMAGES” directory appears in the root directory of every disk recorded by the MRI lab at CHU Nice. <text:span text:style-name="T1">It is the only directory that we need.</text:span></text:p>
      <text:p text:style-name="P18"/>
      <text:p text:style-name="P18"/>
      <text:p text:style-name="P18"/>
      <text:p text:style-name="P21"><text:span text:style-name="T5">4</text:span><text:span text:style-name="T2">. Copy all .sh files from the ‘scripts’ directory</text:span> located here:</text:p>
      <text:p text:style-name="P20"/>
      <text:p text:style-name="P13">sftp://nef-devel/data/athena/user/monno/connectc/scripts/</text:p>
      <text:p text:style-name="P2"/>
      <text:p text:style-name="P20">to our new patient’s directory:</text:p>
      <text:p text:style-name="P2"/>
      <text:p text:style-name="P7"><text:span text:style-name="T8">sftp://nef-devel/data/athena/user/monno/connectc/</text:span>patient0<text:span text:style-name="T7">1</text:span>/</text:p>
      <text:p text:style-name="P7"/>
      <text:p text:style-name="P1"/>
      <text:p text:style-name="P25">5. Login to NEF from the terminal:</text:p>
      <text:p text:style-name="P23"/>
      <text:p text:style-name="P11">ssh nef-devel</text:p>
      <text:p text:style-name="P11"/>
      <text:p text:style-name="P11"/>
      <text:p text:style-name="P25">6. Go to our patient’s directory:</text:p>
      <text:p text:style-name="P23"/>
      <text:p text:style-name="P35"><text:span text:style-name="T16">cd </text:span><text:span text:style-name="T17">/data/athena/user/monno/connectc/patient01</text:span></text:p>
      <text:p text:style-name="P32">7. Run the conversion script:</text:p>
      <text:p text:style-name="P23"/>
      <text:p text:style-name="P11">./run_convert.sh</text:p>
      <text:p text:style-name="P31"/>
      <text:p text:style-name="P31">Running time <text:span text:style-name="T15">is</text:span> <text:span text:style-name="T15">1-</text:span>2 days.</text:p>
      <text:p text:style-name="P31"/>
      <text:p text:style-name="P31"/>
      <text:p text:style-name="P4"><text:span text:style-name="T6">8</text:span><text:span text:style-name="T2">. </text:span><text:span text:style-name="T6">Use MI-Brain to virtually dissect the interesting fibers. </text:span><text:span text:style-name="T13">Save them in the .TCK format and place in the following location on NEF:</text:span></text:p>
      <text:p text:style-name="P29"/>
      <text:p text:style-name="P10"><text:span text:style-name="T10">sftp://nef-devel/data/athena/user/monno/connectc/</text:span><text:span text:style-name="T13">patient0</text:span><text:span text:style-name="T11">1/</text:span><text:span text:style-name="T13">tracts</text:span></text:p>
      <text:p text:style-name="P4"/>
      <text:p text:style-name="P4"/>
      <text:p text:style-name="P4"/>
      <text:p text:style-name="P26"><text:span text:style-name="T14">9</text:span>. Run the <text:span text:style-name="T14">script to create the DICOM images for the neuronavigation system</text:span>:</text:p>
      <text:p text:style-name="P24"/>
      <text:p text:style-name="P12">./run_<text:span text:style-name="T14">neuronav</text:span>.sh</text:p>
      <text:p text:style-name="P12"/>
      <text:p text:style-name="P31">Running time is about 15 minutes.</text:p>
      <text:p text:style-name="P12"/>
      <text:p text:style-name="P12"/>
      <text:p text:style-name="P26"><text:span text:style-name="T14">10</text:span>. <text:span text:style-name="T14">Copy the “neuronav” directory to the USB key and load it on the neuronavigation system.</text:span><text:span text:style-name="T13"> The directory can be found on NEF here:</text:span></text:p>
      <text:p text:style-name="P29"/>
      <text:p text:style-name="P19"><text:span text:style-name="T10">sftp://nef-devel/data/athena/user/monno/connectc/</text:span><text:span text:style-name="T13">patient0</text:span><text:span text:style-name="T11">1/</text:span><text:span text:style-name="T13">neuronav</text:span></text:p>
      <text:p text:style-name="P24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11:43:30.082187459</meta:creation-date>
    <dc:date>2019-12-05T14:06:17.759920466</dc:date>
    <meta:editing-duration>PT2H59M39S</meta:editing-duration>
    <meta:editing-cycles>21</meta:editing-cycles>
    <meta:generator>LibreOffice/5.2.7.2$Linux_X86_64 LibreOffice_project/20$Build-2</meta:generator>
    <meta:document-statistic meta:table-count="0" meta:image-count="0" meta:object-count="0" meta:page-count="2" meta:paragraph-count="31" meta:word-count="226" meta:character-count="1914" meta:non-whitespace-character-count="1719"/>
  </office:meta>
</office:document-meta>
</file>